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fo:font-weight="bold" officeooo:rsid="00078363" officeooo:paragraph-rsid="00078363" style:font-size-asian="16pt" style:language-asian="zh" style:country-asian="CN" style:font-weight-asian="bold" style:font-size-complex="18.25pt" style:font-weight-complex="bold"/>
    </style:style>
    <style:style style:name="P2" style:family="paragraph" style:parent-style-name="Standard">
      <style:text-properties fo:font-size="18.25pt" fo:font-weight="bold" officeooo:rsid="0008a073" officeooo:paragraph-rsid="0008a073" style:font-size-asian="16pt" style:language-asian="zh" style:country-asian="CN" style:font-weight-asian="bold" style:font-size-complex="18.25pt" style:font-weight-complex="bold"/>
    </style:style>
    <style:style style:name="P3" style:family="paragraph" style:parent-style-name="Standard">
      <style:text-properties fo:font-size="18.25pt" fo:font-weight="bold" officeooo:rsid="0007c081" officeooo:paragraph-rsid="0007c081" style:font-size-asian="16pt" style:language-asian="zh" style:country-asian="CN" style:font-weight-asian="bold" style:font-size-complex="18.25pt" style:font-weight-complex="bold"/>
    </style:style>
    <style:style style:name="P4" style:family="paragraph" style:parent-style-name="Standard">
      <style:text-properties fo:font-size="18.25pt" fo:font-weight="normal" officeooo:rsid="0007c081" officeooo:paragraph-rsid="0007c081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text-properties fo:font-size="18.25pt" fo:font-weight="normal" officeooo:rsid="0008a073" officeooo:paragraph-rsid="0008a073" style:font-size-asian="16pt" style:language-asian="zh" style:country-asian="CN" style:font-weight-asian="normal" style:font-size-complex="18.25pt" style:font-weight-complex="normal"/>
    </style:style>
    <style:style style:name="P6" style:family="paragraph" style:parent-style-name="Text_20_body">
      <style:text-properties fo:font-size="26pt" style:font-size-asian="26pt" style:font-size-complex="2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officeooo:paragraph-rsid="0008a073" style:font-size-asian="16pt" style:font-size-complex="16pt"/>
    </style:style>
    <style:style style:name="P9" style:family="paragraph" style:parent-style-name="Text_20_body">
      <style:text-properties fo:font-size="16pt" officeooo:rsid="00064519" officeooo:paragraph-rsid="00064519" style:font-size-asian="16pt" style:language-asian="zh" style:country-asian="CN" style:font-size-complex="16pt"/>
    </style:style>
    <style:style style:name="P10" style:family="paragraph" style:parent-style-name="Text_20_body">
      <style:text-properties fo:font-size="16pt" officeooo:rsid="00064519" officeooo:paragraph-rsid="000647f2" style:font-size-asian="16pt" style:language-asian="zh" style:country-asian="CN" style:font-size-complex="16pt"/>
    </style:style>
    <style:style style:name="P11" style:family="paragraph" style:parent-style-name="Text_20_body">
      <style:text-properties fo:font-size="16pt" officeooo:rsid="000647f2" officeooo:paragraph-rsid="000647f2" style:font-size-asian="16pt" style:language-asian="zh" style:country-asian="CN" style:font-size-complex="16pt"/>
    </style:style>
    <style:style style:name="P12" style:family="paragraph" style:parent-style-name="Text_20_body">
      <style:text-properties fo:font-size="16pt" officeooo:rsid="0008a073" officeooo:paragraph-rsid="0008ddf7" style:font-size-asian="16pt" style:language-asian="zh" style:country-asian="CN" style:font-size-complex="16pt"/>
    </style:style>
    <style:style style:name="P13" style:family="paragraph" style:parent-style-name="Text_20_body">
      <style:text-properties fo:font-size="16pt" fo:font-weight="normal" officeooo:rsid="0008a073" officeooo:paragraph-rsid="0008a073" style:font-size-asian="16pt" style:language-asian="zh" style:country-asian="CN" style:font-weight-asian="normal" style:font-size-complex="16pt" style:font-weight-complex="normal"/>
    </style:style>
    <style:style style:name="P14" style:family="paragraph" style:parent-style-name="Text_20_body">
      <style:text-properties fo:font-size="26pt" fo:font-weight="bold" officeooo:rsid="00078363" officeooo:paragraph-rsid="00078363" style:font-name-asian="宋体" style:font-size-asian="26pt" style:language-asian="zh" style:country-asian="CN" style:font-weight-asian="bold" style:font-size-complex="26pt" style:font-weight-complex="bold"/>
    </style:style>
    <style:style style:name="P15" style:family="paragraph" style:parent-style-name="Text_20_body">
      <style:text-properties fo:font-size="16pt" style:font-name-asian="Calibri" style:font-size-asian="16pt" style:font-size-complex="16pt"/>
    </style:style>
    <style:style style:name="P16" style:family="paragraph" style:parent-style-name="Text_20_body">
      <style:text-properties fo:font-size="16pt" officeooo:rsid="0008a073" officeooo:paragraph-rsid="0008a073" style:font-name-asian="宋体" style:font-size-asian="16pt" style:font-size-complex="16pt"/>
    </style:style>
    <style:style style:name="P17" style:family="paragraph" style:parent-style-name="Text_20_body">
      <style:text-properties fo:font-size="16pt" officeooo:paragraph-rsid="0008a073" style:font-name-asian="宋体" style:font-size-asian="16pt" style:font-size-complex="16pt"/>
    </style:style>
    <style:style style:name="P18" style:family="paragraph" style:parent-style-name="Text_20_body">
      <style:text-properties fo:font-size="16pt" officeooo:rsid="0008a073" officeooo:paragraph-rsid="0008ddf7" style:font-name-asian="宋体" style:font-size-asian="16pt" style:language-asian="zh" style:country-asian="CN" style:font-size-complex="16pt"/>
    </style:style>
    <style:style style:name="T1" style:family="text">
      <style:text-properties style:font-name-asian="宋体"/>
    </style:style>
    <style:style style:name="T2" style:family="text">
      <style:text-properties style:font-name-asian="宋体" style:font-weight-asian="bold"/>
    </style:style>
    <style:style style:name="T3" style:family="text">
      <style:text-properties officeooo:rsid="000647f2" style:font-name-asian="宋体"/>
    </style:style>
    <style:style style:name="T4" style:family="text">
      <style:text-properties officeooo:rsid="0008a073" style:font-name-asian="宋体"/>
    </style:style>
    <style:style style:name="T5" style:family="text">
      <style:text-properties officeooo:rsid="0008ddf7" style:font-name-asian="宋体"/>
    </style:style>
    <style:style style:name="T6" style:family="text">
      <style:text-properties officeooo:rsid="000a2601" style:font-name-asian="宋体" style:language-asian="zh" style:country-asian="CN"/>
    </style:style>
    <style:style style:name="T7" style:family="text">
      <style:text-properties style:font-name="Wingdings" fo:font-weight="bold"/>
    </style:style>
    <style:style style:name="T8" style:family="text">
      <style:text-properties style:font-weight-asian="bold"/>
    </style:style>
    <style:style style:name="T9" style:family="text">
      <style:text-properties style:font-name="Calibri"/>
    </style:style>
    <style:style style:name="T10" style:family="text">
      <style:text-properties style:font-name="Calibri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text:span text:style-name="T1">请求和相应的路径问题（重要）</text:span></text:p>
      <text:p text:style-name="P14">想对路径:</text:p>
      <text:p text:style-name="P7"><text:span text:style-name="T7">Ø</text:span><text:span text:style-name="T2">相对路径，根据当前资源路径</text:span><text:span text:style-name="T8"> </text:span><text:span text:style-name="T2">与</text:span><text:span text:style-name="T8"> </text:span><text:span text:style-name="T2">目标资源路径，寻找相对位置关系，通过</text:span><text:span text:style-name="T8"> </text:span><text:span text:style-name="T10">. (</text:span><text:span text:style-name="T2">当前目录</text:span><text:span text:style-name="T10">) </text:span><text:span text:style-name="T2">和</text:span><text:span text:style-name="T8"> </text:span><text:span text:style-name="T10">.. (</text:span><text:span text:style-name="T2">上一级目录</text:span><text:span text:style-name="T10">) </text:span><text:span text:style-name="T2">访问目标资源</text:span><text:span text:style-name="T8"> </text:span></text:p>
      <text:p text:style-name="P10"><text:span text:style-name="T1">位于同一个目录中</text:span><text:span text:style-name="T3">相对路径写法:</text:span></text:p>
      <text:p text:style-name="P11"><text:span text:style-name="T3">1,./ <text:s text:c="18"/></text:span><text:span text:style-name="T1">2,不加./</text:span></text:p>
      <text:p text:style-name="P10"><text:s/><text:span text:style-name="T9">./hello </text:span><text:span text:style-name="T1">、</text:span><text:span text:style-name="T9">hello ===== </text:span><text:span text:style-name="T1">替换当前路径最后一个资源</text:span> </text:p>
      <text:p text:style-name="P11">不在同级目录下的相对路径：</text:p>
      <text:p text:style-name="P9"><text:span text:style-name="T1">上一级目录中</text:span> <text:span text:style-name="T9">../hello ===== </text:span><text:span text:style-name="T1">替换上一级目录资源</text:span> </text:p>
      <text:p text:style-name="P9"/>
      <text:p text:style-name="P15">相对路径，总需要分析当前路径与目标路径对应关系，编写规则会根据当前路径不同而不同 </text:p>
      <text:p text:style-name="P1">绝对路径:</text:p>
      <text:p text:style-name="P3">第一种访问方式:</text:p>
      <text:p text:style-name="P4">带ip和端口的路径</text:p>
      <text:p text:style-name="P4">http://localhost:8080/项目名称/目标资源</text:p>
      <text:p text:style-name="P4">绝对路径访问目标地址方式1</text:p>
      <text:p text:style-name="P4"><text:s text:c="3"/>缺点：写死ip和端口，这样不灵活，一旦ip和端口改变，所有的链接都废了</text:p>
      <text:p text:style-name="P4"><text:s text:c="4"/>不建议使用</text:p>
      <text:p text:style-name="P2">第二种方式:</text:p>
      <text:p text:style-name="P13"><text:span text:style-name="T1">服务器端和客户端对于</text:span><text:span text:style-name="T9">/ </text:span><text:span text:style-name="T1">的区别</text:span></text:p>
      <text:p text:style-name="P8"><text:span text:style-name="T1">客户端</text:span><text:span text:style-name="T6">(浏览器)</text:span><text:span text:style-name="T1">访问路径：</text:span><text:span text:style-name="T4">使用/项目名/目标路径</text:span></text:p>
      <text:p text:style-name="P16"><text:s text:c="13"/>/代表绝对路径项目名之前的路径</text:p>
      <text:p text:style-name="P17">服务器内部路径：</text:p>
      <text:p text:style-name="P12"><text:span text:style-name="T1">不用写项目名</text:span><text:span text:style-name="T5">已经包含项目名</text:span></text:p>
      <text:p text:style-name="P18"><text:s text:c="2"/>/目标地址</text:p>
      <text:p text:style-name="P8"><text:s/><text:span text:style-name="T1">多用于服务器跳转</text:span><text:span text:style-name="T9">, </text:span><text:span text:style-name="T1">页面包含</text:span><text:span text:style-name="T9">(jsp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</meta:editing-duration>
    <meta:editing-cycles>8</meta:editing-cycles>
    <meta:generator>LibreOffice/5.3.0.3$Windows_X86_64 LibreOffice_project/7074905676c47b82bbcfbea1aeefc84afe1c50e1</meta:generator>
    <dc:date>2018-03-12T09:05:50.621000000</dc:date>
    <meta:document-statistic meta:table-count="0" meta:image-count="0" meta:object-count="0" meta:page-count="1" meta:paragraph-count="24" meta:word-count="362" meta:character-count="485" meta:non-whitespace-character-count="422"/>
    <meta:user-defined meta:name="Info 1"/>
    <meta:user-defined meta:name="Info 2"/>
    <meta:user-defined meta:name="Info 3"/>
    <meta:user-defined meta:name="Info 4"/>
  </office:meta>
</office:document-meta>
</file>